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4a044" officeooo:paragraph-rsid="0004a044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officeooo:rsid="0004a044" officeooo:paragraph-rsid="0004a044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 Bundestag</text:p>
      <text:p text:style-name="P1"/>
      <text:p text:style-name="P2"/>
      <text:p text:style-name="P2">1. Daten</text:p>
      <text:p text:style-name="P2"/>
      <text:p text:style-name="P2"/>
      <text:p text:style-name="P2"/>
      <text:p text:style-name="P2">Datenquellen:</text:p>
      <text:p text:style-name="P2"/>
      <text:p text:style-name="P2"><text:a xlink:type="simple" xlink:href="https://www.bundestag.de/services/opendata" text:style-name="Internet_20_link" text:visited-style-name="Visited_20_Internet_20_Link">https://www.bundestag.de/services/opendata</text:a></text:p>
      <text:p text:style-name="P2"/>
      <text:p text:style-name="P2">Beispiel Plenarssitzung in pdf<text:line-break/></text:p>
      <text:p text:style-name="P2"><text:a xlink:type="simple" xlink:href="https://dip21.bundestag.de/dip21/btp/19/19202.pdf" text:style-name="Internet_20_link" text:visited-style-name="Visited_20_Internet_20_Link">https://dip21.bundestag.de/dip21/btp/19/19202.pdf</text:a></text:p>
      <text:p text:style-name="P2"/>
      <text:p text:style-name="P2"/>
      <text:p text:style-name="P2">Datenaufbau:</text:p>
      <text:p text:style-name="P2"/>
      <text:p text:style-name="P2"><text:a xlink:type="simple" xlink:href="https://www.bundestag.de/resource/blob/577234/f9159cee3e045cbc37dcd6de6322fcdd/dbtplenarprotokoll_kommentiert-data.pdf" text:style-name="Internet_20_link" text:visited-style-name="Visited_20_Internet_20_Link">https://www.bundestag.de/resource/blob/577234/f9159cee3e045cbc37dcd6de6322fcdd/dbtplenarprotokoll_kommentiert-data.pdf</text:a></text:p>
      <text:p text:style-name="P2"/>
      <text:p text:style-name="P2">weiterführende Infos:</text:p>
      <text:p text:style-name="P2"/>
      <text:p text:style-name="P2"><text:a xlink:type="simple" xlink:href="https://github.com/okfde/offenesparlament.de/blob/master/docs/daten.html" text:style-name="Internet_20_link" text:visited-style-name="Visited_20_Internet_20_Link">https://github.com/okfde/offenesparlament.de/blob/master/docs/daten.html</text:a></text:p>
      <text:p text:style-name="P2"/>
      <text:p text:style-name="P2">1.1 Daten in Python übertragen</text:p>
      <text:p text:style-name="P2"/>
      <text:p text:style-name="P2"><text:a xlink:type="simple" xlink:href="https://github.com/bundestag/plpr-scraper/blob/master/scraper.py" text:style-name="Internet_20_link" text:visited-style-name="Visited_20_Internet_20_Link">https://github.com/bundestag/plpr-scraper/blob/master/scraper.py</text:a></text:p>
      <text:p text:style-name="P2"/>
      <text:p text:style-name="P2"><text:a xlink:type="simple" xlink:href="https://github.com/Datenschule/plpr-scraper/blob/master/scraper/scraper.py" text:style-name="Internet_20_link" text:visited-style-name="Visited_20_Internet_20_Link">https://github.com/Datenschule/plpr-scraper/blob/master/scraper/scraper.py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7T22:25:01.934285218</meta:creation-date>
    <dc:date>2021-03-17T22:35:45.776404106</dc:date>
    <meta:editing-duration>PT13S</meta:editing-duration>
    <meta:editing-cycles>1</meta:editing-cycles>
    <meta:document-statistic meta:table-count="0" meta:image-count="0" meta:object-count="0" meta:page-count="1" meta:paragraph-count="13" meta:word-count="23" meta:character-count="551" meta:non-whitespace-character-count="540"/>
    <meta:generator>LibreOffice/7.0.3.1$Linux_X86_64 LibreOffice_project/00$Build-1</meta:generator>
  </office:meta>
</office:document-meta>
</file>